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Open Sans" svg:font-family="'Open Sans', 'Helvetica Neue', Helvetica, Arial, sans-serif"/>
    <style:font-face style:name="SFMono-Regular" svg:font-family="SFMono-Regular, Menlo, Monaco, Consolas, 'Liberation Mono', 'Courier New', monospace"/>
    <style:font-face style:name="myriad-pro" svg:font-family="myriad-pro, 'myriad pro', ProximaNova, 'Helvetica Neue', Helvetica, Arial, sans-serif"/>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04b227" officeooo:paragraph-rsid="0004b227"/>
    </style:style>
    <style:style style:name="P2" style:family="paragraph" style:parent-style-name="Preformatted_20_Text">
      <style:text-properties fo:background-color="#ffffff"/>
    </style:style>
    <style:style style:name="P3" style:family="paragraph" style:parent-style-name="Standard">
      <style:text-properties fo:background-color="#ffffff"/>
    </style:style>
    <style:style style:name="P4" style:family="paragraph" style:parent-style-name="Standard">
      <style:paragraph-properties fo:text-align="center" style:justify-single-word="false"/>
    </style:style>
    <style:style style:name="P5" style:family="paragraph" style:parent-style-name="Text_20_body">
      <style:text-properties fo:background-color="#ffffff"/>
    </style:style>
    <style:style style:name="P6" style:family="paragraph" style:parent-style-name="Standard">
      <style:paragraph-properties fo:text-align="center" style:justify-single-word="false"/>
      <style:text-properties fo:font-variant="normal" fo:text-transform="none" fo:color="#66d9ef" style:font-name="Consolas" fo:font-size="12pt" fo:letter-spacing="normal" fo:font-style="normal" fo:font-weight="normal" fo:background-color="#ffffff" style:font-weight-asian="normal" style:font-weight-complex="normal"/>
    </style:style>
    <style:style style:name="P7" style:family="paragraph" style:parent-style-name="Preformatted_20_Text">
      <style:text-properties style:font-name="Nimbus Mono PS" fo:background-color="#ffffff"/>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text-properties style:font-name="Nimbus Mono PS" fo:background-color="#ffffff"/>
    </style:style>
    <style:style style:name="P11" style:family="paragraph" style:parent-style-name="Text_20_body">
      <style:text-properties fo:font-size="14pt" fo:font-weight="bold" fo:background-color="#ffffff" style:font-size-asian="14pt" style:font-weight-asian="bold" style:font-size-complex="14pt" style:font-weight-complex="bold"/>
    </style:style>
    <style:style style:name="P12" style:family="paragraph" style:parent-style-name="Text_20_body">
      <style:text-properties fo:background-color="#ffffff"/>
    </style:style>
    <style:style style:name="P13" style:family="paragraph" style:parent-style-name="Text_20_body">
      <style:text-properties officeooo:paragraph-rsid="0009e077"/>
    </style:style>
    <style:style style:name="T1" style:family="text">
      <style:text-properties fo:font-weight="bold" fo:background-color="#ffffff" loext:char-shading-value="0" style:font-weight-asian="bold" style:font-weight-complex="bold"/>
    </style:style>
    <style:style style:name="T2" style:family="text">
      <style:text-properties style:text-underline-style="solid" style:text-underline-width="auto" style:text-underline-color="font-color" fo:background-color="#ffffff" loext:char-shading-value="0"/>
    </style:style>
    <style:style style:name="T3" style:family="text">
      <style:text-properties fo:background-color="#ffffff" loext:char-shading-value="0"/>
    </style:style>
    <style:style style:name="T4" style:family="text">
      <style:text-properties style:font-name="Liberation Mono" fo:background-color="#ffffff" loext:char-shading-value="0"/>
    </style:style>
    <style:style style:name="T5" style:family="text">
      <style:text-properties style:font-name="Nimbus Mono PS"/>
    </style:style>
    <style:style style:name="T6" style:family="text">
      <style:text-properties style:font-name="Nimbus Mono PS" fo:background-color="#ffffff" loext:char-shading-value="0"/>
    </style:style>
    <style:style style:name="T7" style:family="text">
      <style:text-properties style:font-name="Nimbus Mono PS" officeooo:rsid="0009e077" fo:background-color="#ffffff" loext:char-shading-value="0"/>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You'll often have a piece of code that needs to be executed many times in a program. Instead of writing that piece of code over and over, there's a feature in most programming languages called a procedure, which allows you to extract the common code to one place. In Ruby, we call it a </text:span><text:span text:style-name="Strong_20_Emphasis"><text:span text:style-name="T3">method</text:span></text:span><text:span text:style-name="T3">. Before we can use a method, we must first define it with the reserved word </text:span><text:span text:style-name="Source_20_Text"><text:span text:style-name="T3">def</text:span></text:span><text:span text:style-name="T3">. After the </text:span><text:span text:style-name="Source_20_Text"><text:span text:style-name="T3">def</text:span></text:span><text:span text:style-name="T3"> we give our method a name. At the end of our method definition, we use the reserved word </text:span><text:span text:style-name="Source_20_Text"><text:span text:style-name="T3">end</text:span></text:span><text:span text:style-name="T3"> to denote its completion.</text:span></text:p>
      <text:p text:style-name="P6"/>
      <text:p text:style-name="P3">Many languages distinguish between functions, which have no associated object, and methods, which are invoked on a receiver object. Because Ruby is a purely object-oriented language, all methods are true methods and are associated with at least one object. Basically, because everything in Ruby is an object, Ruby only has methods, not functions. With that established, we know that when we’re talking about Ruby, “methods” and “functions” refer to the same thing.</text:p>
      <text:p text:style-name="P3"/>
      <text:h text:style-name="Heading_20_3" text:outline-level="3"><text:a xlink:type="simple" xlink:href="https://www.theodinproject.com/courses/ruby-programming/lessons/methods#rubys-built-in-methods" text:style-name="Internet_20_link" text:visited-style-name="Visited_20_Internet_20_Link"><text:span text:style-name="T3">Ruby’s Built-in Methods</text:span></text:a></text:h>
      <text:section text:style-name="Sect1" text:name="rubys-built-in-methods">
        <text:p text:style-name="Text_20_body"><text:span text:style-name="T3">One of Ruby’s great advantages for new programmers is its large number of built-in methods. You’ve been using many of them already, probably without even realizing it. Over the course of your learning so far, you have modified strings and other objects in various ways. For example, the </text:span><text:a xlink:type="simple" xlink:href="https://ruby-doc.org/core-2.6.1/Integer.html#method-i-times" office:target-frame-name="_blank" xlink:show="new" text:style-name="Internet_20_link" text:visited-style-name="Visited_20_Internet_20_Link"><text:span text:style-name="Source_20_Text"><text:span text:style-name="T3">#times</text:span></text:span></text:a><text:span text:style-name="T3"> and </text:span><text:a xlink:type="simple" xlink:href="https://ruby-doc.org/core-2.6.1/Integer.html#method-i-upto" office:target-frame-name="_blank" xlink:show="new" text:style-name="Internet_20_link" text:visited-style-name="Visited_20_Internet_20_Link"><text:span text:style-name="Source_20_Text"><text:span text:style-name="T3">#upto</text:span></text:span></text:a><text:span text:style-name="T3"> loops that you learned about in the Loops lesson are both methods that are included as part of Ruby’s </text:span><text:a xlink:type="simple" xlink:href="https://ruby-doc.org/core-2.6.1/Integer.html" office:target-frame-name="_blank" xlink:show="new" text:style-name="Internet_20_link" text:visited-style-name="Visited_20_Internet_20_Link"><text:span text:style-name="Source_20_Text"><text:span text:style-name="T3">Integer</text:span></text:span></text:a><text:span text:style-name="T3"> class.</text:span></text:p>
        <text:p text:style-name="Text_20_body"><text:span text:style-name="T3">If you’re wondering about all of the pound signs (</text:span><text:span text:style-name="Source_20_Text"><text:span text:style-name="T3">#</text:span></text:span><text:span text:style-name="T3">), they’re just </text:span><text:a xlink:type="simple" xlink:href="https://stackoverflow.com/questions/736120/why-are-methods-in-ruby-documentation-preceded-by-a-hash-sign" office:target-frame-name="_blank" xlink:show="new" text:style-name="Internet_20_link" text:visited-style-name="Visited_20_Internet_20_Link"><text:span text:style-name="T3">the convention</text:span></text:a><text:span text:style-name="T3"> for writing out Ruby instance methods. We can use them to write out the full name of an instance method, e.g., </text:span><text:span text:style-name="Source_20_Text"><text:span text:style-name="T3">Integer#upto</text:span></text:span><text:span text:style-name="T3">, or just the method name, e.g., </text:span><text:span text:style-name="Source_20_Text"><text:span text:style-name="T3">#upto</text:span></text:span><text:span text:style-name="T3">, depending on the context. Note that in the development world, you shouldn’t call these </text:span><text:a xlink:type="simple" xlink:href="https://help.twitter.com/en/using-twitter/how-to-use-hashtags" office:target-frame-name="_blank" xlink:show="new" text:style-name="Internet_20_link" text:visited-style-name="Visited_20_Internet_20_Link"><text:span text:style-name="T3">“hashtags”</text:span></text:a><text:span text:style-name="T3">. If you want to be super awesome, though, you can call them </text:span><text:a xlink:type="simple" xlink:href="https://en.wiktionary.org/wiki/octothorpe" office:target-frame-name="_blank" xlink:show="new" text:style-name="Internet_20_link" text:visited-style-name="Visited_20_Internet_20_Link"><text:span text:style-name="T3">“octothorpes”</text:span></text:a><text:span text:style-name="T3">. That word is totally trending.</text:span></text:p>
        <text:p text:style-name="Text_20_body"><text:span text:style-name="T3">Methods are typically called by adding </text:span><text:span text:style-name="Source_20_Text"><text:span text:style-name="T3">.method_name</text:span></text:span><text:span text:style-name="T3"> after an instance of the object that contains that method.</text:span></text:p>
        <text:p text:style-name="Preformatted_20_Text"><text:span text:style-name="Source_20_Text"><text:span text:style-name="T6">"anything".reverse</text:span></text:span></text:p>
        <text:p text:style-name="Text_20_body"><text:span text:style-name="T3">In this case, </text:span><text:a xlink:type="simple" xlink:href="https://ruby-doc.org/core-2.6.1/String.html#method-i-reverse" office:target-frame-name="_blank" xlink:show="new" text:style-name="Internet_20_link" text:visited-style-name="Visited_20_Internet_20_Link"><text:span text:style-name="Source_20_Text"><text:span text:style-name="T3">#reverse</text:span></text:span></text:a><text:span text:style-name="T3"> is a built-in method for </text:span><text:a xlink:type="simple" xlink:href="https://ruby-doc.org/core-2.6.1/String.html" office:target-frame-name="_blank" xlink:show="new" text:style-name="Internet_20_link" text:visited-style-name="Visited_20_Internet_20_Link"><text:span text:style-name="T3">String</text:span></text:a><text:span text:style-name="T3"> objects.</text:span></text:p>
        <text:p text:style-name="Text_20_body"><text:span text:style-name="T3">However, there are also some built-in methods that Ruby makes globally accessible, such as </text:span><text:span text:style-name="Source_20_Text"><text:span text:style-name="T3">print</text:span></text:span><text:span text:style-name="T3"> and </text:span><text:span text:style-name="Source_20_Text"><text:span text:style-name="T3">puts</text:span></text:span><text:span text:style-name="T3">. These methods are called with just their name and any arguments. (If you’re super curious, these methods are made globally available by the </text:span><text:a xlink:type="simple" xlink:href="https://ruby-doc.org/core-2.6.1/Kernel.html" office:target-frame-name="_blank" xlink:show="new" text:style-name="Internet_20_link" text:visited-style-name="Visited_20_Internet_20_Link"><text:span text:style-name="T3">Kernel module</text:span></text:a><text:span text:style-name="T3"> through the </text:span><text:a xlink:type="simple" xlink:href="https://ruby-doc.org/core-2.6.1/Object.html" office:target-frame-name="_blank" xlink:show="new" text:style-name="Internet_20_link" text:visited-style-name="Visited_20_Internet_20_Link"><text:span text:style-name="T3">Object class</text:span></text:a><text:span text:style-name="T3">, but that’s far more than you need to know right now.)</text:span></text:p>
        <text:p text:style-name="Preformatted_20_Text"><text:span text:style-name="Source_20_Text"><text:span text:style-name="T6">puts "anything" #=&gt; anything</text:span></text:span></text:p>
        <text:p text:style-name="Preformatted_20_Text"><text:span text:style-name="Source_20_Text"><text:span text:style-name="T3"/></text:span></text:p>
        <text:p text:style-name="Text_20_body"><text:span text:style-name="T3">It’s worth noting that in most languages, arguments are passed to methods by wrapping them in parentheses </text:span><text:span text:style-name="Source_20_Text"><text:span text:style-name="T3">()</text:span></text:span><text:span text:style-name="T3">. In Ruby, however, the parentheses are </text:span><text:span text:style-name="Emphasis"><text:span text:style-name="T3">generally</text:span></text:span><text:span text:style-name="T3"> optional. We could rewrite the above code as </text:span><text:span text:style-name="Source_20_Text"><text:span text:style-name="T3">puts("anything")</text:span></text:span><text:span text:style-name="T3">, which Ruby would interpret in the same way.</text:span></text:p>
      </text:section>
      <text:p text:style-name="P3"/>
      <text:h text:style-name="Heading_20_3" text:outline-level="3"><text:soft-page-break/><text:a xlink:type="simple" xlink:href="https://www.theodinproject.com/courses/ruby-programming/lessons/methods#creating-a-method" text:style-name="Internet_20_link" text:visited-style-name="Visited_20_Internet_20_Link"><text:span text:style-name="T3"/></text:a></text:h>
      <text:h text:style-name="Heading_20_3" text:outline-level="3"><text:a xlink:type="simple" xlink:href="https://www.theodinproject.com/courses/ruby-programming/lessons/methods#creating-a-method" text:style-name="Internet_20_link" text:visited-style-name="Visited_20_Internet_20_Link"><text:span text:style-name="T3">Creating a Method</text:span></text:a></text:h>
      <text:p text:style-name="P5">You can create your own custom methods in Ruby using the following syntax:</text:p>
      <text:p text:style-name="Preformatted_20_Text"><text:span text:style-name="Source_20_Text"><text:span text:style-name="T6">def my_name</text:span></text:span></text:p>
      <text:p text:style-name="Preformatted_20_Text"><text:span text:style-name="Source_20_Text"><text:span text:style-name="T6"><text:s text:c="2"/>"Joe Smith"</text:span></text:span></text:p>
      <text:p text:style-name="Preformatted_20_Text"><text:span text:style-name="Source_20_Text"><text:span text:style-name="T6">end</text:span></text:span></text:p>
      <text:p text:style-name="Preformatted_20_Text"><text:span text:style-name="Source_20_Text"><text:span text:style-name="T6">puts my_name <text:s text:c="3"/>#=&gt; "Joe Smith"</text:span></text:span></text:p>
      <text:p text:style-name="P5"/>
      <text:p text:style-name="Text_20_body"><text:span text:style-name="Source_20_Text"><text:span text:style-name="T3"/></text:span></text:p>
      <text:p text:style-name="Text_20_body"><text:span text:style-name="Source_20_Text"><text:span text:style-name="T3">// def</text:span></text:span><text:span text:style-name="T3"> is a built-in keyword that tells Ruby that this is the start of a method definition</text:span></text:p>
      <text:p text:style-name="Text_20_body"><text:span text:style-name="Source_20_Text"><text:span text:style-name="T3">// my_name</text:span></text:span><text:span text:style-name="T3"> is the name of your new method.</text:span></text:p>
      <text:p text:style-name="Text_20_body"><text:span text:style-name="Source_20_Text"><text:span text:style-name="T3">// "Joe Smith"</text:span></text:span><text:span text:style-name="T3"> is the code inside the method body. All of the logic for your method is contained in the indented lines of the method body. This particular method returns a string when the method is called.</text:span></text:p>
      <text:p text:style-name="Text_20_body"><text:span text:style-name="Source_20_Text"><text:span text:style-name="T3">// end</text:span></text:span><text:span text:style-name="T3"> is a built-in keyword that tells Ruby that this is the end of the method definition.</text:span></text:p>
      <text:p text:style-name="P5"/>
      <text:h text:style-name="Heading_20_3" text:outline-level="3"><text:a xlink:type="simple" xlink:href="https://www.theodinproject.com/courses/ruby-programming/lessons/methods#method-names" text:style-name="Internet_20_link" text:visited-style-name="Visited_20_Internet_20_Link"><text:span text:style-name="T3">Method Names</text:span></text:a></text:h>
      <text:p text:style-name="Text_20_body"><text:span text:style-name="T3">Your method names can use numbers, capital letters, lowercase letters, and the special characters </text:span><text:span text:style-name="Source_20_Text"><text:span text:style-name="T3">_</text:span></text:span><text:span text:style-name="T3">, </text:span><text:span text:style-name="Source_20_Text"><text:span text:style-name="T3">?</text:span></text:span><text:span text:style-name="T3">, </text:span><text:span text:style-name="Source_20_Text"><text:span text:style-name="T3">!</text:span></text:span><text:span text:style-name="T3">, and </text:span><text:span text:style-name="Source_20_Text"><text:span text:style-name="T3">=</text:span></text:span><text:span text:style-name="T3">. Just like with variable names in Ruby, the convention for a method name with multiple words is to use </text:span><text:span text:style-name="Strong_20_Emphasis"><text:span text:style-name="T3">snake_case</text:span></text:span><text:span text:style-name="T3">, separating words with underscores.</text:span></text:p>
      <text:p text:style-name="P5">Here are some things you are not allowed to do with your method names:</text:p>
      <text:list xml:id="list830166665" text:style-name="L1">
        <text:list-item>
          <text:p text:style-name="P8"><text:span text:style-name="T3">You cannot name your method one of Ruby’s approximately 40 reserved words, such as </text:span><text:span text:style-name="Source_20_Text"><text:span text:style-name="T3">end</text:span></text:span><text:span text:style-name="T3">, </text:span><text:span text:style-name="Source_20_Text"><text:span text:style-name="T3">while</text:span></text:span><text:span text:style-name="T3">, or </text:span><text:span text:style-name="Source_20_Text"><text:span text:style-name="T3">for</text:span></text:span><text:span text:style-name="T3">.</text:span></text:p>
        </text:list-item>
        <text:list-item>
          <text:p text:style-name="P8"><text:span text:style-name="T3">You cannot use any symbols other than </text:span><text:span text:style-name="Source_20_Text"><text:span text:style-name="T3">_</text:span></text:span><text:span text:style-name="T3">, </text:span><text:span text:style-name="Source_20_Text"><text:span text:style-name="T3">?</text:span></text:span><text:span text:style-name="T3">, </text:span><text:span text:style-name="Source_20_Text"><text:span text:style-name="T3">!</text:span></text:span><text:span text:style-name="T3">, and </text:span><text:span text:style-name="Source_20_Text"><text:span text:style-name="T3">=</text:span></text:span><text:span text:style-name="T3">.</text:span></text:p>
        </text:list-item>
        <text:list-item>
          <text:p text:style-name="P8"><text:span text:style-name="T3">You cannot use </text:span><text:span text:style-name="Source_20_Text"><text:span text:style-name="T3">?</text:span></text:span><text:span text:style-name="T3">, </text:span><text:span text:style-name="Source_20_Text"><text:span text:style-name="T3">!</text:span></text:span><text:span text:style-name="T3">, or </text:span><text:span text:style-name="Source_20_Text"><text:span text:style-name="T3">=</text:span></text:span><text:span text:style-name="T3"> anywhere other than at the end of the name.</text:span></text:p>
        </text:list-item>
        <text:list-item>
          <text:p text:style-name="P8">You cannot begin a method name with a number.</text:p>
        </text:list-item>
      </text:list>
      <text:p text:style-name="P5">Here are some examples of valid and invalid method names:</text:p>
      <text:p text:style-name="Preformatted_20_Text"><text:span text:style-name="Source_20_Text"><text:span text:style-name="T6">method_name <text:s text:c="5"/># valid</text:span></text:span></text:p>
      <text:p text:style-name="Preformatted_20_Text"><text:span text:style-name="Source_20_Text"><text:span text:style-name="T6">_name_of_method <text:s/># valid</text:span></text:span></text:p>
      <text:p text:style-name="Preformatted_20_Text"><text:span text:style-name="Source_20_Text"><text:span text:style-name="T6">1_method_name <text:s text:c="3"/># invalid</text:span></text:span></text:p>
      <text:p text:style-name="Preformatted_20_Text"><text:span text:style-name="Source_20_Text"><text:span text:style-name="T6">method_27 <text:s text:c="7"/># valid</text:span></text:span></text:p>
      <text:p text:style-name="Preformatted_20_Text"><text:span text:style-name="Source_20_Text"><text:span text:style-name="T6">method?_name <text:s text:c="4"/># invalid</text:span></text:span></text:p>
      <text:p text:style-name="Preformatted_20_Text"><text:span text:style-name="Source_20_Text"><text:span text:style-name="T6">method_name! <text:s text:c="4"/># valid</text:span></text:span></text:p>
      <text:p text:style-name="Preformatted_20_Text"><text:span text:style-name="Source_20_Text"><text:span text:style-name="T6">begin <text:s text:c="11"/># invalid (Ruby reserved word)</text:span></text:span></text:p>
      <text:p text:style-name="Preformatted_20_Text"><text:span text:style-name="Source_20_Text"><text:span text:style-name="T6">begin_count <text:s text:c="5"/># valid</text:span></text:span></text:p>
      <text:p text:style-name="P5"/>
      <text:p text:style-name="P5"/>
      <text:h text:style-name="Heading_20_3" text:outline-level="3"><text:soft-page-break/><text:a xlink:type="simple" xlink:href="https://www.theodinproject.com/courses/ruby-programming/lessons/methods#parameters-and-arguments" text:style-name="Internet_20_link" text:visited-style-name="Visited_20_Internet_20_Link"><text:span text:style-name="T3">Parameters and Arguments</text:span></text:a></text:h>
      <text:section text:style-name="Sect1" text:name="parameters-and-arguments">
        <text:p text:style-name="Text_20_body"><text:span text:style-name="T3">Of course, not all methods are as simplistic as the </text:span><text:span text:style-name="Source_20_Text"><text:span text:style-name="T3">my_name</text:span></text:span><text:span text:style-name="T3"> example method above. After all, what good are methods if you can’t interact with them? When you want to return something other than a fixed result, you need to give your methods parameters. </text:span><text:span text:style-name="Strong_20_Emphasis"><text:span text:style-name="T3">Parameters</text:span></text:span><text:span text:style-name="T3"> are variables that your method will receive when it is called. You can have more meaningful and useful interactions with your methods by using parameters to make them more versatile.</text:span></text:p>
        <text:p text:style-name="Text_20_body"><text:span text:style-name="Source_20_Text"><text:span text:style-name="T6">def greet(name)</text:span></text:span></text:p>
        <text:p text:style-name="Text_20_body"><text:span text:style-name="Source_20_Text"><text:span text:style-name="T6"><text:s text:c="2"/>"Hello, " + name + "!"</text:span></text:span></text:p>
        <text:p text:style-name="Text_20_body"><text:span text:style-name="Source_20_Text"><text:span text:style-name="T6">end</text:span></text:span></text:p>
        <text:p text:style-name="Text_20_body"><text:span text:style-name="Source_20_Text"><text:span text:style-name="T6">puts greet("John") #=&gt; Hello, John!</text:span></text:span></text:p>
        <text:p text:style-name="Text_20_body"><text:span text:style-name="T3">In this example, </text:span><text:span text:style-name="Source_20_Text"><text:span text:style-name="T3">name</text:span></text:span><text:span text:style-name="T3"> is a parameter that the </text:span><text:span text:style-name="Source_20_Text"><text:span text:style-name="T3">greet</text:span></text:span><text:span text:style-name="T3"> method uses to return a more specific greeting. The method was called with the argument </text:span><text:span text:style-name="Source_20_Text"><text:span text:style-name="T3">"John"</text:span></text:span><text:span text:style-name="T3">, which returns the string “Hello John!”</text:span></text:p>
        <text:p text:style-name="Text_20_body"><text:span text:style-name="T3">If you’re wondering what the differences are between an argument and a parameter, </text:span><text:span text:style-name="Strong_20_Emphasis"><text:span text:style-name="T3">parameters</text:span></text:span><text:span text:style-name="T3"> act as placeholder variables in the template of your method, whereas </text:span><text:span text:style-name="Strong_20_Emphasis"><text:span text:style-name="T3">arguments</text:span></text:span><text:span text:style-name="T3"> are the actual variables that get passed to the method when it is called. Thus, in the example above, </text:span><text:span text:style-name="Source_20_Text"><text:span text:style-name="T3">name</text:span></text:span><text:span text:style-name="T3"> is a parameter and </text:span><text:span text:style-name="Source_20_Text"><text:span text:style-name="T3">"John"</text:span></text:span><text:span text:style-name="T3"> is an argument. The two terms are commonly used interchangeably, though, so don’t worry too much about this distinction.</text:span></text:p>
        <text:p text:style-name="Text_20_body"><text:span text:style-name="T3"/></text:p>
        <text:p text:style-name="P11"><text:bookmark text:name="default-parameters"/>Default Parameters</text:p>
        <text:p text:style-name="Text_20_body"><text:span text:style-name="T3">What if you don’t always want to provide arguments for each parameter that your method accepts? That’s where default parameters can be useful. Going back to our simple example above, what happens if we don’t know the person’s name? We can change our </text:span><text:span text:style-name="Source_20_Text"><text:span text:style-name="T3">greet</text:span></text:span><text:span text:style-name="T3"> method to use a default </text:span><text:span text:style-name="Source_20_Text"><text:span text:style-name="T3">name</text:span></text:span><text:span text:style-name="T3"> of “stranger”:</text:span></text:p>
        <text:p text:style-name="Text_20_body"><text:span text:style-name="Source_20_Text"><text:span text:style-name="T6">def greet(name = "stranger")</text:span></text:span></text:p>
        <text:p text:style-name="Text_20_body"><text:span text:style-name="Source_20_Text"><text:span text:style-name="T6"><text:s text:c="2"/>"Hello, " + name + "!"</text:span></text:span></text:p>
        <text:p text:style-name="Text_20_body"><text:span text:style-name="Source_20_Text"><text:span text:style-name="T6">end</text:span></text:span></text:p>
        <text:p text:style-name="Text_20_body"><text:span text:style-name="Source_20_Text"><text:span text:style-name="T6">puts greet("Jane") #=&gt; Hello, Jane!</text:span></text:span></text:p>
        <text:p text:style-name="Text_20_body"><text:span text:style-name="Source_20_Text"><text:span text:style-name="T6">puts greet #=&gt; Hello, stranger!</text:span></text:span></text:p>
      </text:section>
      <text:p text:style-name="P5"/>
      <text:h text:style-name="Heading_20_3" text:outline-level="3"><text:a xlink:type="simple" xlink:href="https://www.theodinproject.com/courses/ruby-programming/lessons/methods#what-methods-return" text:style-name="Internet_20_link" text:visited-style-name="Visited_20_Internet_20_Link"><text:span text:style-name="T3"/></text:a></text:h>
      <text:p text:style-name="Text_20_body"><text:span text:style-name="T3"/></text:p>
      <text:h text:style-name="Heading_20_3" text:outline-level="3"><text:soft-page-break/><text:a xlink:type="simple" xlink:href="https://www.theodinproject.com/courses/ruby-programming/lessons/methods#what-methods-return" text:style-name="Internet_20_link" text:visited-style-name="Visited_20_Internet_20_Link"><text:span text:style-name="T3">What Methods Return</text:span></text:a></text:h>
      <text:p text:style-name="Text_20_body"><text:span text:style-name="T3">An important detail that a programmer must learn is understanding what your methods </text:span><text:span text:style-name="Strong_20_Emphasis"><text:span text:style-name="T3">return</text:span></text:span><text:span text:style-name="T3">. Having a good understanding of what your methods are returning is an important part of debugging your code when things don’t behave as expected.</text:span></text:p>
      <text:p text:style-name="Text_20_body"><text:span text:style-name="T3">How do we tell our methods what to return? Let’s revisit our </text:span><text:span text:style-name="Source_20_Text"><text:span text:style-name="T3">my_name</text:span></text:span><text:span text:style-name="T3"> example method:</text:span></text:p>
      <text:p text:style-name="Preformatted_20_Text"><text:span text:style-name="Source_20_Text"><text:span text:style-name="T6">def my_name</text:span></text:span></text:p>
      <text:p text:style-name="Preformatted_20_Text"><text:span text:style-name="Source_20_Text"><text:span text:style-name="T6"><text:s text:c="2"/>"Joe Smith"</text:span></text:span></text:p>
      <text:p text:style-name="Preformatted_20_Text"><text:span text:style-name="Source_20_Text"><text:span text:style-name="T6">end</text:span></text:span></text:p>
      <text:p text:style-name="P7"/>
      <text:p text:style-name="Preformatted_20_Text"><text:span text:style-name="Source_20_Text"><text:span text:style-name="T6">puts my_name #=&gt; "Joe Smith"</text:span></text:span></text:p>
      <text:p text:style-name="Text_20_body"><text:span text:style-name="T3">Our </text:span><text:span text:style-name="Source_20_Text"><text:span text:style-name="T3">my_name</text:span></text:span><text:span text:style-name="T3"> method returns “Joe Smith”. This may seem obvious because it’s the only thing inside the method. In most languages, however, such a method would not return anything because it does not have an </text:span><text:span text:style-name="Strong_20_Emphasis"><text:span text:style-name="T3">explicit return</text:span></text:span><text:span text:style-name="T3"> statement, which is a statement that starts with the </text:span><text:span text:style-name="Source_20_Text"><text:span text:style-name="T3">return</text:span></text:span><text:span text:style-name="T3"> keyword. The above example could just as easily be written with an explicit return:</text:span></text:p>
      <text:p text:style-name="Preformatted_20_Text"><text:span text:style-name="Source_20_Text"><text:span text:style-name="T6">def my_name</text:span></text:span></text:p>
      <text:p text:style-name="Preformatted_20_Text"><text:span text:style-name="Source_20_Text"><text:span text:style-name="T6"><text:s text:c="2"/>return "Joe Smith"</text:span></text:span></text:p>
      <text:p text:style-name="Preformatted_20_Text"><text:span text:style-name="Source_20_Text"><text:span text:style-name="T6">end</text:span></text:span></text:p>
      <text:p text:style-name="P7"/>
      <text:p text:style-name="Preformatted_20_Text"><text:span text:style-name="Source_20_Text"><text:span text:style-name="T6">puts my_name #=&gt; "Joe Smith"</text:span></text:span></text:p>
      <text:p text:style-name="Preformatted_20_Text"><text:span text:style-name="Source_20_Text"><text:span text:style-name="T6"/></text:span></text:p>
      <text:p text:style-name="Text_20_body"><text:span text:style-name="T3">Ruby is one of the few languages that offers </text:span><text:span text:style-name="Strong_20_Emphasis"><text:span text:style-name="T3">implicit return</text:span></text:span><text:span text:style-name="T3"> for methods, which means that a Ruby method will return the last expression that was evaluated even without the </text:span><text:span text:style-name="Source_20_Text"><text:span text:style-name="T3">return</text:span></text:span><text:span text:style-name="T3"> keyword. The last expression that was evaluated may or may not be the last line in the code, as you can see in the following example:</text:span></text:p>
      <text:p text:style-name="Preformatted_20_Text"><text:span text:style-name="Source_20_Text"><text:span text:style-name="T6">def even_odd(number)</text:span></text:span></text:p>
      <text:p text:style-name="Preformatted_20_Text"><text:span text:style-name="Source_20_Text"><text:span text:style-name="T6"><text:s text:c="2"/>if number % 2 == 0</text:span></text:span></text:p>
      <text:p text:style-name="Preformatted_20_Text"><text:span text:style-name="Source_20_Text"><text:span text:style-name="T6"><text:s text:c="4"/>"That is an even number."</text:span></text:span></text:p>
      <text:p text:style-name="Preformatted_20_Text"><text:span text:style-name="Source_20_Text"><text:span text:style-name="T6"><text:s text:c="2"/>else</text:span></text:span></text:p>
      <text:p text:style-name="Preformatted_20_Text"><text:span text:style-name="Source_20_Text"><text:span text:style-name="T6"><text:s text:c="4"/>"That is an odd number."</text:span></text:span></text:p>
      <text:p text:style-name="Preformatted_20_Text"><text:span text:style-name="Source_20_Text"><text:span text:style-name="T6"><text:s text:c="2"/>end</text:span></text:span></text:p>
      <text:p text:style-name="Preformatted_20_Text"><text:span text:style-name="Source_20_Text"><text:span text:style-name="T6">end</text:span></text:span></text:p>
      <text:p text:style-name="P2"/>
      <text:p text:style-name="Preformatted_20_Text"><text:span text:style-name="Source_20_Text"><text:span text:style-name="T6">puts even_odd(16) #=&gt; <text:s/>That is an even number.</text:span></text:span></text:p>
      <text:p text:style-name="Preformatted_20_Text"><text:span text:style-name="Source_20_Text"><text:span text:style-name="T6">puts even_odd(17) #=&gt; <text:s/>That is an odd number.</text:span></text:span></text:p>
      <text:p text:style-name="Preformatted_20_Text"><text:span text:style-name="Source_20_Text"><text:span text:style-name="T6"/></text:span></text:p>
      <text:p text:style-name="Text_20_body"><text:span text:style-name="T3">Here, the method’s return is dependent on the result of the </text:span><text:span text:style-name="Source_20_Text"><text:span text:style-name="T3">if</text:span></text:span><text:span text:style-name="T3"> condition. If the argument is an even number, the expression inside the </text:span><text:span text:style-name="Source_20_Text"><text:span text:style-name="T3">else</text:span></text:span><text:span text:style-name="T3"> statement never gets evaluated, so the </text:span><text:span text:style-name="Source_20_Text"><text:span text:style-name="T3">even_odd</text:span></text:span><text:span text:style-name="T3"> method returns </text:span><text:span text:style-name="Source_20_Text"><text:span text:style-name="T3">"That is an even number."</text:span></text:span></text:p>
      <text:p text:style-name="Text_20_body"><text:span text:style-name="T3">Even though Ruby offers the ease of using implicit returns, explicit returns still have a place in Ruby code. An explicit return (using the keyword </text:span><text:span text:style-name="Source_20_Text"><text:span text:style-name="T3">return</text:span></text:span><text:span text:style-name="T3">) essentially tells Ruby, “This is the last expression you should evaluate.” This example shows how using </text:span><text:span text:style-name="Source_20_Text"><text:span text:style-name="T3">return</text:span></text:span><text:span text:style-name="T3"> stops the method from continuing:</text:span></text:p>
      <text:p text:style-name="Preformatted_20_Text"><text:span text:style-name="Source_20_Text"><text:span text:style-name="T6"/></text:span></text:p>
      <text:p text:style-name="Preformatted_20_Text"><text:span text:style-name="Source_20_Text"><text:span text:style-name="T6"/></text:span></text:p>
      <text:p text:style-name="Preformatted_20_Text"><text:span text:style-name="Source_20_Text"><text:span text:style-name="T6"/></text:span></text:p>
      <text:p text:style-name="Preformatted_20_Text"><text:span text:style-name="Source_20_Text"><text:span text:style-name="T6"/></text:span></text:p>
      <text:p text:style-name="Preformatted_20_Text"><text:span text:style-name="Source_20_Text"><text:span text:style-name="T6"/></text:span></text:p>
      <text:p text:style-name="Preformatted_20_Text"><text:soft-page-break/><text:span text:style-name="Source_20_Text"><text:span text:style-name="T6">def my_name</text:span></text:span></text:p>
      <text:p text:style-name="Preformatted_20_Text"><text:span text:style-name="Source_20_Text"><text:span text:style-name="T6"><text:s text:c="2"/>return "Joe Smith"</text:span></text:span></text:p>
      <text:p text:style-name="Preformatted_20_Text"><text:span text:style-name="Source_20_Text"><text:span text:style-name="T6"><text:s text:c="2"/>"Jane Doe"</text:span></text:span></text:p>
      <text:p text:style-name="Preformatted_20_Text"><text:span text:style-name="Source_20_Text"><text:span text:style-name="T6">end</text:span></text:span></text:p>
      <text:p text:style-name="P2"/>
      <text:p text:style-name="Preformatted_20_Text"><text:span text:style-name="Source_20_Text"><text:span text:style-name="T6">puts my_name #=&gt; "Joe Smith"</text:span></text:span></text:p>
      <text:p text:style-name="Preformatted_20_Text"><text:span text:style-name="Source_20_Text"><text:span text:style-name="T6"/></text:span></text:p>
      <text:p text:style-name="P5">For example, an explicit return can be useful when you want to write a method that checks for input errors before continuing.</text:p>
      <text:p text:style-name="Preformatted_20_Text"><text:span text:style-name="Source_20_Text"><text:span text:style-name="T6">def even_odd(number)</text:span></text:span></text:p>
      <text:p text:style-name="Preformatted_20_Text"><text:span text:style-name="Source_20_Text"><text:span text:style-name="T6"><text:s text:c="2"/>unless number.is_a? Numeric</text:span></text:span></text:p>
      <text:p text:style-name="Preformatted_20_Text"><text:span text:style-name="Source_20_Text"><text:span text:style-name="T6"><text:s text:c="4"/>return "A number was not entered."</text:span></text:span></text:p>
      <text:p text:style-name="Preformatted_20_Text"><text:span text:style-name="Source_20_Text"><text:span text:style-name="T6"><text:s text:c="2"/>end</text:span></text:span></text:p>
      <text:p text:style-name="P7"/>
      <text:p text:style-name="Preformatted_20_Text"><text:span text:style-name="Source_20_Text"><text:span text:style-name="T6"><text:s text:c="2"/>if number % 2 == 0</text:span></text:span></text:p>
      <text:p text:style-name="Preformatted_20_Text"><text:span text:style-name="Source_20_Text"><text:span text:style-name="T6"><text:s text:c="4"/>"That is an even number."</text:span></text:span></text:p>
      <text:p text:style-name="Preformatted_20_Text"><text:span text:style-name="Source_20_Text"><text:span text:style-name="T6"><text:s text:c="2"/>else</text:span></text:span></text:p>
      <text:p text:style-name="Preformatted_20_Text"><text:span text:style-name="Source_20_Text"><text:span text:style-name="T6"><text:s text:c="4"/>"That is an odd number."</text:span></text:span></text:p>
      <text:p text:style-name="Preformatted_20_Text"><text:span text:style-name="Source_20_Text"><text:span text:style-name="T6"><text:s text:c="2"/>end</text:span></text:span></text:p>
      <text:p text:style-name="Preformatted_20_Text"><text:span text:style-name="Source_20_Text"><text:span text:style-name="T6">end</text:span></text:span></text:p>
      <text:p text:style-name="P7"/>
      <text:p text:style-name="Preformatted_20_Text"><text:span text:style-name="Source_20_Text"><text:span text:style-name="T6">puts even_odd(20) #=&gt; <text:s/>That is an even number.</text:span></text:span></text:p>
      <text:p text:style-name="Preformatted_20_Text"><text:span text:style-name="Source_20_Text"><text:span text:style-name="T6">puts even_odd("Ruby") #=&gt; <text:s/>A number was not entered.</text:span></text:span></text:p>
      <text:p text:style-name="Preformatted_20_Text"><text:span text:style-name="Source_20_Text"><text:span text:style-name="T6"/></text:span></text:p>
      <text:p text:style-name="Text_20_body"><text:span text:style-name="T3">Now, try removing the explicit </text:span><text:span text:style-name="Source_20_Text"><text:span text:style-name="T3">return</text:span></text:span><text:span text:style-name="T3"> from the method above. Does the method return what you expected?</text:span></text:p>
      <text:h text:style-name="Heading_20_4" text:outline-level="4"><text:bookmark text:name="difference-between-puts-and-return"/><text:span text:style-name="T3">Difference Between </text:span><text:span text:style-name="Source_20_Text"><text:span text:style-name="T3">puts</text:span></text:span><text:span text:style-name="T3"> and </text:span><text:span text:style-name="Source_20_Text"><text:span text:style-name="T3">return</text:span></text:span></text:h>
      <text:p text:style-name="Text_20_body"><text:span text:style-name="T3">A common source of confusion for new programmers is the difference between </text:span><text:span text:style-name="Source_20_Text"><text:span text:style-name="T3">puts</text:span></text:span><text:span text:style-name="T3"> and </text:span><text:span text:style-name="Source_20_Text"><text:span text:style-name="T3">return</text:span></text:span><text:span text:style-name="T3">.</text:span></text:p>
      <text:list xml:id="list559726744" text:style-name="L2">
        <text:list-item>
          <text:p text:style-name="P9"><text:span text:style-name="Source_20_Text"><text:span text:style-name="T3">puts</text:span></text:span><text:span text:style-name="T3"> is a method that prints whatever argument you pass it to the console.</text:span></text:p>
        </text:list-item>
        <text:list-item>
          <text:p text:style-name="P9"><text:span text:style-name="Source_20_Text"><text:span text:style-name="T3">return</text:span></text:span><text:span text:style-name="T3"> is the final output of a method that you can use in other places throughout your code.</text:span></text:p>
        </text:list-item>
      </text:list>
      <text:p text:style-name="Text_20_body"><text:span text:style-name="T3">For example, we can write a method that calculates the square of a number and then </text:span><text:span text:style-name="Source_20_Text"><text:span text:style-name="T3">puts</text:span></text:span><text:span text:style-name="T3"> the output to the console.</text:span></text:p>
      <text:p text:style-name="Preformatted_20_Text"><text:span text:style-name="Source_20_Text"><text:span text:style-name="T6">def puts_squared(number)</text:span></text:span></text:p>
      <text:p text:style-name="Preformatted_20_Text"><text:span text:style-name="Source_20_Text"><text:span text:style-name="T6"><text:s text:c="2"/>puts number * number</text:span></text:span></text:p>
      <text:p text:style-name="Preformatted_20_Text"><text:span text:style-name="Source_20_Text"><text:span text:style-name="T6">end</text:span></text:span></text:p>
      <text:p text:style-name="Preformatted_20_Text"><text:span text:style-name="Source_20_Text"><text:span text:style-name="T6"/></text:span></text:p>
      <text:p text:style-name="Text_20_body"><text:span text:style-name="T3">This method only prints the value that it calculated to the console, but it doesn’t return that value. If we then write </text:span><text:span text:style-name="Source_20_Text"><text:span text:style-name="T3">x = puts_squared(20)</text:span></text:span><text:span text:style-name="T3">, the method will print </text:span><text:span text:style-name="Source_20_Text"><text:span text:style-name="T3">400</text:span></text:span><text:span text:style-name="T3"> in the console, but the variable </text:span><text:span text:style-name="Source_20_Text"><text:span text:style-name="T3">x</text:span></text:span><text:span text:style-name="T3"> will be assigned a value of </text:span><text:span text:style-name="Source_20_Text"><text:span text:style-name="T3">nil</text:span></text:span><text:span text:style-name="T3">. (If you need a refresher on this, go back and review the Ruby Input and Output lesson.)</text:span></text:p>
      <text:p text:style-name="Text_20_body"><text:span text:style-name="T3">Now, let’s write the same method but with an implicit return instead of </text:span><text:span text:style-name="Source_20_Text"><text:span text:style-name="T3">puts</text:span></text:span><text:span text:style-name="T3">. (Using an explicit return will act exactly the same in this example.)</text:span></text:p>
      <text:p text:style-name="Preformatted_20_Text"><text:span text:style-name="Source_20_Text"><text:span text:style-name="T6">def return_squared(number)</text:span></text:span></text:p>
      <text:p text:style-name="Preformatted_20_Text"><text:span text:style-name="Source_20_Text"><text:span text:style-name="T6"><text:s text:c="2"/>number * number</text:span></text:span></text:p>
      <text:p text:style-name="Preformatted_20_Text"><text:span text:style-name="Source_20_Text"><text:span text:style-name="T6">end</text:span></text:span></text:p>
      <text:p text:style-name="Text_20_body"><text:soft-page-break/><text:span text:style-name="T3">When we run the </text:span><text:span text:style-name="Source_20_Text"><text:span text:style-name="T3">return_squared</text:span></text:span><text:span text:style-name="T3"> method, it won’t print any output to the console. Instead, it will </text:span><text:span text:style-name="Source_20_Text"><text:span text:style-name="T3">return</text:span></text:span><text:span text:style-name="T3"> the result in a way that allows it to be used in the rest of your code. We can save the output of running this method in a variable (</text:span><text:span text:style-name="Source_20_Text"><text:span text:style-name="T3">x</text:span></text:span><text:span text:style-name="T3"> in the code below) and use that variable in a variety of ways. If we would still like to see the result of the method in the console, we can </text:span><text:span text:style-name="Source_20_Text"><text:span text:style-name="T3">puts</text:span></text:span><text:span text:style-name="T3"> that variable to the console using string interpolation.</text:span></text:p>
      <text:p text:style-name="Preformatted_20_Text"><text:span text:style-name="Source_20_Text"><text:span text:style-name="T6">x = return_squared(20) #=&gt; 400</text:span></text:span></text:p>
      <text:p text:style-name="Preformatted_20_Text"><text:span text:style-name="Source_20_Text"><text:span text:style-name="T6">y = 100</text:span></text:span></text:p>
      <text:p text:style-name="Preformatted_20_Text"><text:span text:style-name="Source_20_Text"><text:span text:style-name="T6">sum = x + y #=&gt; 500</text:span></text:span></text:p>
      <text:p text:style-name="P7"/>
      <text:p text:style-name="Preformatted_20_Text"><text:span text:style-name="Source_20_Text"><text:span text:style-name="T6">puts "The sum of #{x} and #{y} is #{sum}."</text:span></text:span></text:p>
      <text:p text:style-name="Preformatted_20_Text"><text:span text:style-name="Source_20_Text"><text:span text:style-name="T6">#=&gt; The sum of 400 and 100 is 500.</text:span></text:span></text:p>
      <text:p text:style-name="P5"/>
      <text:h text:style-name="Heading_20_3" text:outline-level="3"><text:a xlink:type="simple" xlink:href="https://www.theodinproject.com/courses/ruby-programming/lessons/methods#chaining-methods" text:style-name="Internet_20_link" text:visited-style-name="Visited_20_Internet_20_Link"><text:span text:style-name="T3">Chaining Methods</text:span></text:a></text:h>
      <text:section text:style-name="Sect1" text:name="chaining-methods">
        <text:p text:style-name="Text_20_body"><text:span text:style-name="T3">One of the magical properties of methods that allows you to write very concise code is being able to </text:span><text:span text:style-name="Strong_20_Emphasis"><text:span text:style-name="T3">chain methods</text:span></text:span><text:span text:style-name="T3"> together. This can be done using Ruby’s built-in methods or with methods that you create.</text:span></text:p>
        <text:p text:style-name="Preformatted_20_Text"><text:span text:style-name="Source_20_Text"><text:span text:style-name="T6">phrase = ["be", "to", "not", "or", "be", "to"]</text:span></text:span></text:p>
        <text:p text:style-name="P7"/>
        <text:p text:style-name="Preformatted_20_Text"><text:span text:style-name="Source_20_Text"><text:span text:style-name="T6">puts phrase.reverse.join(" ").capitalize</text:span></text:span></text:p>
        <text:p text:style-name="Preformatted_20_Text"><text:span text:style-name="Source_20_Text"><text:span text:style-name="T6">#=&gt; "To be or not to be"</text:span></text:span></text:p>
        <text:p text:style-name="Preformatted_20_Text"><text:span text:style-name="Source_20_Text"><text:span text:style-name="T6"/></text:span></text:p>
        <text:p text:style-name="P5">Chaining methods together like this effectively has each method call build off of the outcome of the previous method in the chain. The process that takes place essentially produces the following steps:</text:p>
        <text:p text:style-name="Preformatted_20_Text"><text:span text:style-name="Source_20_Text"><text:span text:style-name="T6">["be", "to", "not", "or", "be", "to"].reverse</text:span></text:span></text:p>
        <text:p text:style-name="Preformatted_20_Text"><text:span text:style-name="Source_20_Text"><text:span text:style-name="T6">= ["to", "be", "or", "not", "to", "be"].join(" ")</text:span></text:span></text:p>
        <text:p text:style-name="Preformatted_20_Text"><text:span text:style-name="Source_20_Text"><text:span text:style-name="T6">= "to be or not to be".capitalize</text:span></text:span></text:p>
        <text:p text:style-name="Preformatted_20_Text"><text:span text:style-name="Source_20_Text"><text:span text:style-name="T6">= "To be or not to be"</text:span></text:span></text:p>
      </text:section>
      <text:p text:style-name="P5"/>
      <text:p text:style-name="P5"/>
      <text:h text:style-name="Heading_20_3" text:outline-level="3"><text:a xlink:type="simple" xlink:href="https://www.theodinproject.com/courses/ruby-programming/lessons/methods#predicate-methods" text:style-name="Internet_20_link" text:visited-style-name="Visited_20_Internet_20_Link"><text:span text:style-name="T3">Predicate Methods</text:span></text:a></text:h>
      <text:section text:style-name="Sect1" text:name="predicate-methods">
        <text:p text:style-name="Text_20_body"><text:span text:style-name="T3">You will sometimes encounter built-in Ruby methods that have a question mark (</text:span><text:span text:style-name="Source_20_Text"><text:span text:style-name="T1">?</text:span></text:span><text:span text:style-name="T3">) at the end of their name, such as </text:span><text:span text:style-name="Source_20_Text"><text:span text:style-name="T1">even?</text:span></text:span><text:span text:style-name="T1">, </text:span><text:span text:style-name="Source_20_Text"><text:span text:style-name="T1">odd?</text:span></text:span><text:span text:style-name="T1">, or </text:span><text:span text:style-name="Source_20_Text"><text:span text:style-name="T1">between?</text:span></text:span><text:span text:style-name="T3">. These are all </text:span><text:span text:style-name="Strong_20_Emphasis"><text:span text:style-name="T2">predicate</text:span></text:span><text:span text:style-name="T2"> methods</text:span><text:span text:style-name="T3">, which is a naming convention that Ruby uses for methods that return a Boolean, that is, they return either </text:span><text:span text:style-name="Source_20_Text"><text:span text:style-name="T1">true</text:span></text:span><text:span text:style-name="T1"> or </text:span><text:span text:style-name="Source_20_Text"><text:span text:style-name="T1">false</text:span></text:span><text:span text:style-name="T3">.</text:span></text:p>
        <text:p text:style-name="Preformatted_20_Text"><text:span text:style-name="Source_20_Text"><text:span text:style-name="T6">puts 5.even? <text:s/>#=&gt; false</text:span></text:span></text:p>
        <text:p text:style-name="Preformatted_20_Text"><text:span text:style-name="Source_20_Text"><text:span text:style-name="T6">puts 6.even? <text:s/>#=&gt; true</text:span></text:span></text:p>
        <text:p text:style-name="Preformatted_20_Text"><text:span text:style-name="Source_20_Text"><text:span text:style-name="T6">puts 17.odd? <text:s/>#=&gt; true</text:span></text:span></text:p>
        <text:p text:style-name="P7"/>
        <text:p text:style-name="Preformatted_20_Text"><text:span text:style-name="Source_20_Text"><text:span text:style-name="T6">puts 12.between?(10, 15) <text:s/>#=&gt; true</text:span></text:span></text:p>
        <text:p text:style-name="Preformatted_20_Text"><text:span text:style-name="Source_20_Text"><text:span text:style-name="T7"/></text:span></text:p>
        <text:p text:style-name="Text_20_body"><text:span text:style-name="T3">You can also create your own method with a </text:span><text:span text:style-name="Source_20_Text"><text:span text:style-name="T1">?</text:span></text:span><text:span text:style-name="T3"> at the end of its name to indicate that it returns a Boolean. Ruby doesn’t enforce this naming convention, but you will thank yourself later for following this guideline.</text:span></text:p>
      </text:section>
      <text:p text:style-name="P5"><text:soft-page-break/></text:p>
      <text:h text:style-name="Heading_20_3" text:outline-level="3"><text:a xlink:type="simple" xlink:href="https://www.theodinproject.com/courses/ruby-programming/lessons/methods#bang-methods" text:style-name="Internet_20_link" text:visited-style-name="Visited_20_Internet_20_Link"><text:span text:style-name="T3">Bang Methods</text:span></text:a></text:h>
      <text:p text:style-name="P5">Observe the example below:</text:p>
      <text:p text:style-name="Preformatted_20_Text"><text:span text:style-name="Source_20_Text"><text:span text:style-name="T6">whisper = "HELLO EVERYBODY"</text:span></text:span></text:p>
      <text:p text:style-name="P7"/>
      <text:p text:style-name="Preformatted_20_Text"><text:span text:style-name="Source_20_Text"><text:span text:style-name="T6">puts whisper.downcase #=&gt; "hello everybody"</text:span></text:span></text:p>
      <text:p text:style-name="Preformatted_20_Text"><text:span text:style-name="Source_20_Text"><text:span text:style-name="T6">puts whisper #=&gt; "HELLO EVERYBODY"</text:span></text:span></text:p>
      <text:p text:style-name="Preformatted_20_Text"><text:span text:style-name="Source_20_Text"><text:span text:style-name="T6"/></text:span></text:p>
      <text:p text:style-name="P5">What gives? I thought we downcased that thing! So why was it back to all uppercase when we called it again?</text:p>
      <text:p text:style-name="Text_20_body"><text:span text:style-name="T3">When we call a method on an object, such as our </text:span><text:span text:style-name="Source_20_Text"><text:span text:style-name="T3">whisper</text:span></text:span><text:span text:style-name="T3"> string above, it does not modify the original value of that object. A general rule in programming is that you do not want your methods to overwrite the objects that you call them on. This protects you from irreversibly overwriting your data by accident. You </text:span><text:span text:style-name="Emphasis"><text:span text:style-name="T3">are</text:span></text:span><text:span text:style-name="T3"> able to overwrite your data by explicitly re-assigning a variable (such as </text:span><text:span text:style-name="Source_20_Text"><text:span text:style-name="T6">whisper = whisper.downcase</text:span></text:span><text:span text:style-name="T6">)</text:span><text:span text:style-name="T3">. Another way to do this type of reassignment is with </text:span><text:span text:style-name="Strong_20_Emphasis"><text:span text:style-name="T3">bang methods</text:span></text:span><text:span text:style-name="T3">, which are denoted with an exclamation mark (</text:span><text:span text:style-name="Source_20_Text"><text:span text:style-name="T1">!</text:span></text:span><text:span text:style-name="T3">) at the end of the method name.</text:span></text:p>
      <text:p text:style-name="Text_20_body"><text:span text:style-name="T3">By adding a </text:span><text:span text:style-name="Source_20_Text"><text:span text:style-name="T3">!</text:span></text:span><text:span text:style-name="T3"> to the end of your method, you indicate that this method performs its action and simultaneously overwrites the value of the original object with the result.</text:span></text:p>
      <text:p text:style-name="Preformatted_20_Text"><text:span text:style-name="Source_20_Text"><text:span text:style-name="T6">puts whisper.downcase! #=&gt; "hello everybody"</text:span></text:span></text:p>
      <text:p text:style-name="Preformatted_20_Text"><text:span text:style-name="Source_20_Text"><text:span text:style-name="T6">puts whisper #=&gt; "hello everybody"</text:span></text:span></text:p>
      <text:p text:style-name="Preformatted_20_Text"><text:span text:style-name="Source_20_Text"><text:span text:style-name="T6"/></text:span></text:p>
      <text:p text:style-name="P13"><text:span text:style-name="T3">Writing </text:span><text:span text:style-name="Source_20_Text"><text:span text:style-name="T3">whisper.downcase!</text:span></text:span><text:span text:style-name="T3"> is the equivalent of writing </text:span></text:p>
      <text:p text:style-name="P13"><text:span text:style-name="Source_20_Text"><text:span text:style-name="T6">whisper = whisper.downcase</text:span></text:span><text:span text:style-name="T6">.</text:span></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Open Sans" svg:font-family="'Open Sans', 'Helvetica Neue', Helvetica, Arial, sans-serif"/>
    <style:font-face style:name="SFMono-Regular" svg:font-family="SFMono-Regular, Menlo, Monaco, Consolas, 'Liberation Mono', 'Courier New', monospace"/>
    <style:font-face style:name="myriad-pro" svg:font-family="myriad-pro, 'myriad pro', ProximaNova, 'Helvetica Neue', Helvetica, Arial, sans-serif"/>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04b227" officeooo:paragraph-rsid="0004b227"/>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Ruby Methods</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30T18:03:46.903855714</meta:creation-date>
    <dc:date>2020-10-31T20:12:28.758113334</dc:date>
    <meta:editing-duration>PT22M55S</meta:editing-duration>
    <meta:editing-cycles>2</meta:editing-cycles>
    <meta:generator>LibreOffice/6.4.6.2$Linux_X86_64 LibreOffice_project/40$Build-2</meta:generator>
    <meta:document-statistic meta:table-count="0" meta:image-count="0" meta:object-count="0" meta:page-count="7" meta:paragraph-count="144" meta:word-count="2118" meta:character-count="12204" meta:non-whitespace-character-count="10130"/>
  </office:meta>
</office:document-meta>
</file>